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officeooo:paragraph-rsid="000293c0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0293c0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3a968" officeooo:paragraph-rsid="0003a968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3a968" officeooo:paragraph-rsid="0003c5e7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01cm" fo:margin-bottom="0.146cm" style:contextual-spacing="false"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3c5e7" officeooo:paragraph-rsid="0005254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3c5e7" officeooo:paragraph-rsid="0005254a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5254a" officeooo:paragraph-rsid="0005254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5254a" officeooo:paragraph-rsid="0005254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.046cm" style:contextual-spacing="false"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5254a" officeooo:paragraph-rsid="0005254a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5254a" officeooo:paragraph-rsid="000c72fd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6af66" officeooo:paragraph-rsid="0006af66" style:font-size-asian="12pt" style:font-weight-asian="normal" style:font-size-complex="12pt" style:font-weight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6af66" officeooo:paragraph-rsid="000ce549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6af66" officeooo:paragraph-rsid="00073841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07bcec" officeooo:paragraph-rsid="0007bcec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officeooo:paragraph-rsid="0003a968" style:font-size-asian="12pt" style:font-weight-asian="bold" style:font-size-complex="12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0d839e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293c0" style:font-size-asian="14pt" style:font-weight-asian="bold" style:font-size-complex="14pt" style:font-weight-complex="bold"/>
    </style:style>
    <style:style style:name="T4" style:family="text">
      <style:text-properties officeooo:rsid="0003c5e7"/>
    </style:style>
    <style:style style:name="T5" style:family="text">
      <style:text-properties officeooo:rsid="0005254a"/>
    </style:style>
    <style:style style:name="T6" style:family="text">
      <style:text-properties officeooo:rsid="0006af66"/>
    </style:style>
    <style:style style:name="T7" style:family="text">
      <style:text-properties officeooo:rsid="00073841"/>
    </style:style>
    <style:style style:name="T8" style:family="text">
      <style:text-properties officeooo:rsid="0007bcec"/>
    </style:style>
    <style:style style:name="T9" style:family="text">
      <style:text-properties officeooo:rsid="000906ea"/>
    </style:style>
    <style:style style:name="T10" style:family="text">
      <style:text-properties officeooo:rsid="000a08f1"/>
    </style:style>
    <style:style style:name="T11" style:family="text">
      <style:text-properties officeooo:rsid="000b8466"/>
    </style:style>
    <style:style style:name="T12" style:family="text">
      <style:text-properties officeooo:rsid="000c72fd"/>
    </style:style>
    <style:style style:name="T13" style:family="text">
      <style:text-properties officeooo:rsid="000ce549"/>
    </style:style>
    <style:style style:name="T14" style:family="text">
      <style:text-properties officeooo:rsid="000e6c79"/>
    </style:style>
    <style:style style:name="T15" style:family="text">
      <style:text-properties officeooo:rsid="000f5fcc"/>
    </style:style>
    <style:style style:name="T16" style:family="text">
      <style:text-properties officeooo:rsid="0003a968"/>
    </style:style>
    <style:style style:name="T17" style:family="text">
      <style:text-properties officeooo:rsid="00118cf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6">Resumen del proyecto realizado:</text:span></text:p>
      <text:p text:style-name="P3">E<text:span text:style-name="T17">ste proyecto se</text:span> basa en el uso de conectores para acceder a <text:span text:style-name="T12">las</text:span> bases de datos, empleamos JDBC para acceder a la base de datos MySQL.</text:p>
      <text:p text:style-name="P4">Iniciamos la construcción del proyecto <text:span text:style-name="T4">activando “MySQL” en “XAMPP, creamos nuestra base de datos en el gestor e ingresamos los datos para </text:span><text:span text:style-name="T12">la creación y el llenado de</text:span><text:span text:style-name="T4"> las tablas, luego </text:span><text:span text:style-name="T12">de esto</text:span><text:span text:style-name="T4">, nos vamos a “Netbeans” creamos el proyecto,</text:span> <text:span text:style-name="T4">agregamos el conector de MySQL a la librería del proyecto en “Netbeans” y seguidamente </text:span>crea<text:span text:style-name="T4">mos</text:span> la<text:span text:style-name="T4">s siguientes clases;</text:span></text:p>
      <text:p text:style-name="P5">Clase Conexion; </text:p>
      <text:p text:style-name="P6">En esta clase creamos todos los atributos <text:span text:style-name="T5">que conformarán la cadena de conexión, </text:span><text:span text:style-name="T12">d</text:span><text:span text:style-name="T5">icha cadena se </text:span></text:p>
      <text:p text:style-name="P8">se ejecutará instanciando un objeto de la clase “Connection” y el uso de la clase “DriverManager”. <text:span text:style-name="T12">E</text:span>ste código estará dentro de un método llamado “conectar<text:span text:style-name="T12">()</text:span>” el cual utilizaremos para crear las conexiones <text:span text:style-name="T12">a la base de datos </text:span>en las consultas.</text:p>
      <text:p text:style-name="P7"/>
      <text:p text:style-name="P8">Clase Consultas;</text:p>
      <text:p text:style-name="P10"><text:span text:style-name="T6">Esta clase rea</text:span>liza las consultas solicitadas en la tarea aplicando una estructura “while” que le permit<text:span text:style-name="T6">e</text:span> al usuario hacer las consultas que desee mientras no salga del programa, para que cada consulta se ejecute cuando el usuario lo solicite, hacemos uso de la estructura “switch “ en la cual cada consulta esta representada por un numero. L<text:span text:style-name="T6">as</text:span> consultas SQL se <text:span text:style-name="T6">preparan</text:span> mediante la llamada del método “conectar()” <text:span text:style-name="T6">y “prepareStatement()” </text:span><text:span text:style-name="T12">siendo este último donde</text:span><text:span text:style-name="T6"> se coloca la </text:span><text:span text:style-name="T12">sentencia</text:span><text:span text:style-name="T6"> “SQL”, esto nos devuelve un objeto de la clase “PreparedStatement” <text:s/>mediante el cual se realiza la ejecuc</text:span><text:span text:style-name="T12">ió</text:span><text:span text:style-name="T6">n de la consulta </text:span><text:span text:style-name="T12">devolviéndonos</text:span><text:span text:style-name="T6"> un “ResultSet” el cual recorreremos para saber si la consulta nos ha arrojado algún dato. El usuario aparte de realizar las consultas puede escoger la opción (7) </text:span><text:span text:style-name="T12">para</text:span><text:span text:style-name="T6"> terminar el programa o a través de la opción (6) abrir un formulario </text:span><text:span text:style-name="T12">en</text:span><text:span text:style-name="T6"> el cual <text:s text:c="2"/></text:span><text:span text:style-name="T12">puede</text:span><text:span text:style-name="T6"> realizar la creación de carritos.</text:span></text:p>
      <text:p text:style-name="P9"/>
      <text:p text:style-name="P11">Clase Supermercado;</text:p>
      <text:p text:style-name="P11">Este formulario le permite al usuario registrarse, consultar el precio de un producto y realizar compras, <text:span text:style-name="T13">para ello consta </text:span>de los siguientes botones;</text:p>
      <text:list xml:id="list820379736" text:style-name="L1">
        <text:list-item>
          <text:p text:style-name="P12">Bot<text:span text:style-name="T8">ó</text:span>n Login: Mediante el ingreso de su “usuario” y “contraseña” en los campos de texto, el programa verifica en la base de datos <text:span text:style-name="T13">si</text:span> dicho usuario existe, al ser efectivo el login, <text:span text:style-name="T13">se hace una consulta a la base de datos para conocer el </text:span>carrito con el número de clave mayor <text:span text:style-name="T13">y se le suma 2 para crear el nuevo carrito, </text:span><text:span text:style-name="T7">finalmente </text:span><text:span text:style-name="T15">se</text:span><text:span text:style-name="T7"> le asigna la fecha de creación.</text:span></text:p>
        </text:list-item>
        <text:list-item>
          <text:p text:style-name="P13"><text:span text:style-name="T7">Bot</text:span><text:span text:style-name="T8">ó</text:span><text:span text:style-name="T7">n Consultar:</text:span> <text:span text:style-name="T8">Este botón se encarga a través de un consulta a la base de datos, de mostrar el precio del producto cuya descripción coincida con la introducida por el usuario en el campo de texto “</text:span><text:span text:style-name="T14">d</text:span><text:span text:style-name="T8">escripción”. </text:span></text:p>
        </text:list-item>
        <text:list-item>
          <text:p text:style-name="P14">Botón Comprar: <text:span text:style-name="T9">A través de este botón el usuario puede proceder a realizar la compra del producto que ha descrito en el formulario, para ello el programa toma los datos de “descripción”, “Nº de carrito”, “fecha” y “cantidad” mostrados en el formulario, luego consulta el “p_producto” y el “stock” </text:span><text:span text:style-name="T14">del producto descrito por el usuario </text:span><text:span text:style-name="T9">y los guarda en variables, </text:span><text:span text:style-name="T14">verifica</text:span><text:span text:style-name="T9"> que la cantidad requerida por el cliente sea menor al stock disponible y si es así procede a consultar el máximo “p_carro_pro” y le suma 10 para crear uno nuevo que </text:span><text:soft-page-break/><text:span text:style-name="T9">se le asignar</text:span><text:span text:style-name="T10">á a la nueva compra, </text:span><text:span text:style-name="T11">seguidamente comprueba si el carrito del usuario existe, </text:span><text:span text:style-name="T14">en tal caso</text:span><text:span text:style-name="T11"> procede </text:span><text:span text:style-name="T14">a</text:span><text:span text:style-name="T11"> hacer la transacción de compra inserta</text:span><text:span text:style-name="T14">n</text:span><text:span text:style-name="T11">do solo un nuevo carr_pro y actualizando el stock, en caso contrario de que no exista el carrito, entonces la transa</text:span><text:span text:style-name="T14">c</text:span><text:span text:style-name="T11">ción a realizar conlleva el registro del nuevo carrito en la base de datos, el insertado del nuevo carr_pro y la actualización del stock del producto comprad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6T11:08:02.692000000</meta:creation-date>
    <dc:date>2023-10-18T22:13:48.710000000</dc:date>
    <meta:editing-duration>PT2H54M31S</meta:editing-duration>
    <meta:editing-cycles>11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13" meta:word-count="594" meta:character-count="3512" meta:non-whitespace-character-count="2928"/>
  </office:meta>
</office:document-meta>
</file>